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740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740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7740b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7740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رَّحْمَـٰنِ 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5">۱</text:span><text:span text:style-name="T2">لرَّحْمَـٰــنُ عَلَّمَ </text:span><text:span text:style-name="T5">۰</text:span><text:span text:style-name="T2">لْقُرْءَانَؐ </text:span><text:span text:style-name="T3">(1)</text:span><text:span text:style-name="T2"> خَلَقَ </text:span><text:span text:style-name="T5">۰</text:span><text:span text:style-name="T2">لِانسَـٰــنَ عَلَّمَهُ </text:span><text:span text:style-name="T5">۴</text:span><text:span text:style-name="T2">لْبَيَانَؐ </text:span><text:span text:style-name="T3">(2)</text:span><text:span text:style-name="T2"> </text:span><text:span text:style-name="T5">۰</text:span><text:span text:style-name="T2">لشَّمْسُ وَالْقَمَرُ بِحُسْبَانٍؐ </text:span><text:span text:style-name="T3">(3)</text:span><text:span text:style-name="T2"> وَالنَّجْمُ وَاڤشَّجَرُ يَسْجُدَ؛نِؐ </text:span><text:span text:style-name="T3">(4)</text:span><text:span text:style-name="T2"> وَالسَّمَآءَ رَفَعَهَا وَوَضَعَ </text:span><text:span text:style-name="T5">۰</text:span><text:span text:style-name="T2">لْمِيزَانَ </text:span><text:span text:style-name="T3">(5)</text:span><text:span text:style-name="T2"> أَلاَّ تَطْغَوْاْ فِى </text:span><text:span text:style-name="T5">۱</text:span><text:span text:style-name="T2">لْمِيزَانِ </text:span><text:span text:style-name="T3">(6)</text:span><text:span text:style-name="T2"> وَأَقِيمُواْ </text:span><text:span text:style-name="T5">۴</text:span><text:span text:style-name="T2">لْوَزْنَ بِالْقِسْطِ وَلاَ تُخْسِرُواْ </text:span><text:span text:style-name="T5">۴</text:span><text:span text:style-name="T2">لْمِيزَانَؐ </text:span><text:span text:style-name="T3">(7)</text:span><text:span text:style-name="T2"> وَالاَرْضَ وَضَعَهَا لِلاَنَامِ </text:span><text:span text:style-name="T3">(8)</text:span><text:span text:style-name="T2"> فِيهَا فَـٰكِهَةٌ وَاڤنَّخْــلُ ذَاتُ </text:span><text:span text:style-name="T5">۴</text:span><text:span text:style-name="T2">لاَكْمَامِ </text:span><text:span text:style-name="T3">(9)</text:span><text:span text:style-name="T2"> وَالْحَبُّ ذُو </text:span><text:span text:style-name="T5">۴</text:span><text:span text:style-name="T2">لْعَصْفِ وَالرَّيْحَانُؐ </text:span><text:span text:style-name="T3">(10)</text:span><text:span text:style-name="T2"> فَبِأَيِّ ءَالآَءِ رَبِّكُمَا تُكَذِّبَانِؐ </text:span><text:span text:style-name="T3">(11)</text:span><text:span text:style-name="T2"> خَلَقَ </text:span><text:span text:style-name="T5">۰</text:span><text:span text:style-name="T2">لِانسَـٰنَ مِن صَلْصَـٰــلٍ كَاڤْفَخّۭارۣ </text:span><text:span text:style-name="T3">(12)</text:span><text:span text:style-name="T2"> وَخَلَقَ </text:span><text:span text:style-name="T5">۰</text:span><text:span text:style-name="T2">لْجَآنَّ مِن مَّارۣجٍ مِّن نّۭارٍؐ </text:span><text:span text:style-name="T3">(13)</text:span><text:span text:style-name="T2"> فَبِأَيِّ ءَالآَءِ رَبِّكُمَا تُكَذِّبَانِؐ </text:span><text:span text:style-name="T3">(14)</text:span><text:span text:style-name="T2"> رَبُّ </text:span><text:span text:style-name="T5">۴</text:span><text:span text:style-name="T2">لْمَشْرۣقَيْنِ وَرَبُّ </text:span><text:span text:style-name="T5">۴</text:span><text:span text:style-name="T2">لْمَغْرۣبَيْنِؐ </text:span><text:span text:style-name="T3">(15)</text:span><text:span text:style-name="T2"> فَبِأَيِّ ءَالآَءِ رَبِّكُمَا تُكَذِّبَانِؐ </text:span><text:span text:style-name="T3">(16)</text:span><text:span text:style-name="T2"> مَرَجَ </text:span><text:span text:style-name="T5">۰</text:span><text:span text:style-name="T2">ڤْبَحْرَيْنِ يَلْتَقِيَـٰنِ </text:span><text:span text:style-name="T3">(17)</text:span><text:span text:style-name="T2"> بَيْنَهُمَا بَرْزَخٌ لاَّ يَبْغِيَـٰنِؐ </text:span><text:span text:style-name="T3">(18)</text:span><text:span text:style-name="T2"> فَبِأَيِّ ءَالآَءِ رَبِّكُمَا تُكَذِّبَانِؐ </text:span><text:span text:style-name="T3">(19)</text:span><text:span text:style-name="T2"> يُخْرَجُ مِنْهُمَا </text:span><text:span text:style-name="T5">۰</text:span><text:span text:style-name="T2">للُّؤْلُؤُاْ وَالْمَرْجَانُؐ </text:span><text:span text:style-name="T3">(20)</text:span><text:span text:style-name="T2"> فَبِأَيييّۣ ءَالآَءِ رَبِّكُمَا تُكَذِّبَانِؐ</text:span></text:p>
      <text:p text:style-name="P3" loext:marker-style-name="T2"/>
      <text:p text:style-name="P4" loext:marker-style-name="T2"><text:span text:style-name="T2">551</text:span></text:p>
      <text:p text:style-name="P2" loext:marker-style-name="T2"><text:span text:style-name="T3">(21)</text:span><text:span text:style-name="T2"> وَلَهُ </text:span><text:span text:style-name="T5">۴</text:span><text:span text:style-name="T2">لْجَوَارۣ </text:span><text:span text:style-name="T5">۱</text:span><text:span text:style-name="T2">لْمُنشَأَ؛تُ فِى </text:span><text:span text:style-name="T5">۱</text:span><text:span text:style-name="T2">ڤْبَحْرۣ كَالاَعْچَمِؐ </text:span><text:span text:style-name="T3">(22)</text:span><text:span text:style-name="T2"> فَبِأَيِّ ءَالآَءِ رَبِّكُمَا تُكَذِّبَانِؐ </text:span><text:span text:style-name="T3">(23)</text:span><text:span text:style-name="T2"> كُلُّ مَنْ عَلَيْهَا فَانٍ </text:span><text:span text:style-name="T3">(24)</text:span><text:span text:style-name="T2"> وَيَبْقۭيٰ وَجْهُ رَبِّــكَ ذُو </text:span><text:span text:style-name="T5">۴</text:span><text:span text:style-name="T2">لْجَچَلِ وَالِاكْرَامِؐ </text:span><text:span text:style-name="T3">(25)</text:span><text:span text:style-name="T2"> فَبِأَيِّ ءَالآَءِ رَبِّكُمَا تُكَذِّبَانِؐ </text:span><text:span text:style-name="T3">(26)</text:span><text:span text:style-name="T2"> يَسْـَٔلُهُ„ مَـن فِى </text:span><text:span text:style-name="T5">۱</text:span><text:span text:style-name="T2">لسَّمَـٰوَ؛تِ وَالاَرْضِ كُلَّ يَوْمٖ هُوَ فِى شَأْنٍؐ </text:span><text:span text:style-name="T3">(27)</text:span><text:span text:style-name="T2"> فَبِأَيِّ ءَالآَءِ رَبِّكُمَا تُكَذِّبَانِؐ </text:span><text:span text:style-name="T3">(28)</text:span><text:span text:style-name="T2"> سَنَفْرُغُ لَكُمُ; أَيُّهَ </text:span><text:span text:style-name="T5">۰</text:span><text:span text:style-name="T2">لثَّقَچَنِؐ </text:span><text:span text:style-name="T3">(29)</text:span><text:span text:style-name="T2"> فَبِأَيِّ ءَالآَءِ رَبِّكُمَا تُكَذِّبَانِؐ </text:span><text:span text:style-name="T3">(30)</text:span><text:span text:style-name="T2"> يَـٰمَعْشَرَ </text:span><text:span text:style-name="T5">۰</text:span><text:span text:style-name="T2">لْجِنِّ وَالِانـسِ إِنِ 'سْتَطَعْتُمُ; أَننن تَنفُذُواْ مِــنَ اَقْطۭارۣ </text:span><text:span text:style-name="T5">۱</text:span><text:span text:style-name="T2">لسَّمَـٰوَ؛تِ وَالاَرْضضضِ فَانفُذُواْؐ لاَ تَنفُذُونَ إِلاَّ بِسُلْطَـٰنٍؐ </text:span><text:span text:style-name="T3">(31)</text:span><text:span text:style-name="T2"> فَبِأَيِّ ءَالآَءِ رَبِّكُمَا تُكَذِّبَانِؐ </text:span><text:span text:style-name="T3">(32)</text:span><text:span text:style-name="T2"> يُرْسَــلُ عَلَيْكُمَا شُوَاظٌ مِّن نّۭارٍ </text:span><text:span text:style-name="T3">(33)</text:span><text:span text:style-name="T2"> وَنُحَاسٌ فَلاَ تَنتَصِرَ؛نِؐ </text:span><text:span text:style-name="T3">(34)</text:span><text:span text:style-name="T2"> فَبِأَيِّ ءَالآَءِ رَبِّكُمَا تُكَذِّبَانِؐ </text:span><text:span text:style-name="T3">(35)</text:span><text:span text:style-name="T2"> فَإِذَا "نشَقَّتِ </text:span><text:span text:style-name="T5">۱</text:span><text:span text:style-name="T2">لسَّمَآءُ فَكَانَتْ وَرْدَةً كَالدِّهَانِ </text:span><text:span text:style-name="T3">(36)</text:span><text:span text:style-name="T2"> فَبِأَيِّ ءَالآَءِ رَبِّكُمَا تُكَذِّبَانِ </text:span><text:span text:style-name="T3">(37)</text:span><text:span text:style-name="T2"> فَيَوْمَئِذٍ لاَّ يُسْـَٔلُ عَن ذَنۢبِهِ“ إِنسٌ وَلاَ جَآنٌّؐ </text:span><text:span text:style-name="T3">(38)</text:span><text:span text:style-name="T2"> فَبِأَيِّ ءَالآَءِ رَبِّكُمَا تُكَذِّبَانِؐ </text:span><text:span text:style-name="T3">(39)</text:span><text:span text:style-name="T2"> ® يُعْرَفُ </text:span><text:span text:style-name="T5">۴</text:span><text:span text:style-name="T2">ڤْمُجْرۣمُونَ بِسِيمۭـٰهُمْ فَيُوخَذُ بِالنَّوَ؛صِى وَالاَقْدَامِؐ </text:span><text:span text:style-name="T3">(40)</text:span><text:span text:style-name="T2"> فَبِأَيِّ ءَالآَءِ رَبِّكُمَا</text:span></text:p>
      <text:p text:style-name="P3" loext:marker-style-name="T2"/>
      <text:p text:style-name="P4" loext:marker-style-name="T2"><text:span text:style-name="T2">552</text:span></text:p>
      <text:p text:style-name="P2" loext:marker-style-name="T2"><text:span text:style-name="T2">تُكَذِّبَانِؐ </text:span><text:span text:style-name="T3">(41)</text:span><text:span text:style-name="T2"> هَـٰذِهِ” جَهَنَّمُ </text:span><text:span text:style-name="T5">۴</text:span><text:span text:style-name="T2">لتِى يُكَذِّبُ بِهَا </text:span><text:span text:style-name="T5">۰</text:span><text:span text:style-name="T2">ڤْمُجْرۣمُونَ </text:span><text:span text:style-name="T3">(42)</text:span><text:span text:style-name="T2"> يَطُوفُونَ بَيْنَهَا وَبَيْــنَ حَمِيمٖ —انٍؐ </text:span><text:span text:style-name="T3">(43)</text:span><text:span text:style-name="T2"> فَبِأَيِّ ءَالآَءِ رَبِّكُمَا تُكَذِّبَانِؐ </text:span><text:span text:style-name="T3">(44)</text:span><text:span text:style-name="T2"> وَلِمَــنْ خَافَ مَقَامَ رَبِّهِ” جَنَّتَـٰنِ </text:span><text:span text:style-name="T3">(45)</text:span><text:span text:style-name="T2"> فَبِأَيِّ ءَالآَءِ رَبِّكُمَا تُكَذِّبَانِ </text:span><text:span text:style-name="T3">(46)</text:span><text:span text:style-name="T2"> ذَوَاتَآ أَفْنَانٍؐ </text:span><text:span text:style-name="T3">(47)</text:span><text:span text:style-name="T2"> فَبِأَيِّ ءَالآَءِ رَبِّكُمَا تُكَذِّبَانِؐ </text:span><text:span text:style-name="T3">(48)</text:span><text:span text:style-name="T2"> فِيهِمَا عَيْنَـٰنِ تَجْرۣيَـٰنِؐ </text:span><text:span text:style-name="T3">(49)</text:span><text:span text:style-name="T2"> فَبِأَيِّ ءَالآَءِ رَبِّكُمَا تُكَذِّبَانِؐ </text:span><text:span text:style-name="T3">(50)</text:span><text:span text:style-name="T2"> فِيهِمَا مِــن كُلِّ فَـٰكِهَةٍ زَوْجَـٰنِؐ </text:span><text:span text:style-name="T3">(51)</text:span><text:span text:style-name="T2"> فَبِأَيِّ ءَالآَءِ رَبِّكُمَا تُكَذِّبَــانِؐ </text:span><text:span text:style-name="T3">(52)</text:span><text:span text:style-name="T2"> مُتَّكِـِٕــينَ عَلَيٰ فُرُشٙ بَطَآئِنُهَا مِـنِ اِسْتَبْرَقٍ وَجَنَا </text:span><text:span text:style-name="T5">۰</text:span><text:span text:style-name="T2">لْجَنَّتَيْــنۣ دَانٍؐ </text:span><text:span text:style-name="T3">(53)</text:span><text:span text:style-name="T2"> فَبِأَيِّ ءَالآَءِ رَبِّكُمَا تُكَذِّبَانِؐ </text:span><text:span text:style-name="T3">(54)</text:span><text:span text:style-name="T2"> فِيهِــنَّ قَـٰصِــرَ؛تُ </text:span><text:span text:style-name="T5">۴</text:span><text:span text:style-name="T2">لطَّرْفِ لَمْ يَطْمِثْهُــنَّ إِنسٌ قَبْلَهُمْ وَلاَ جَآنٌّؐ </text:span><text:span text:style-name="T3">(55)</text:span><text:span text:style-name="T2"> فَبِأَيييّۣ ءَالآَءِ رَبِّكُمَا تُكَذِّبَانِؐ </text:span><text:span text:style-name="T3">(56)</text:span><text:span text:style-name="T2"> كَأَنَّهُنَّ </text:span><text:span text:style-name="T5">۰</text:span><text:span text:style-name="T2">لْيَاقُوتُ وَالْمَرْجَانُؐ </text:span><text:span text:style-name="T3">(57)</text:span><text:span text:style-name="T2"> فَبِأَيييّۣ ءَالآَءِ رَبِّكُمَا تُكَذِّبَانِؐ </text:span><text:span text:style-name="T3">(58)</text:span><text:span text:style-name="T2"> هَلْ جَزَآءُ </text:span><text:span text:style-name="T5">۴</text:span><text:span text:style-name="T2">لِاحْسَـٰنِ إِلاَّ </text:span><text:span text:style-name="T5">۰</text:span><text:span text:style-name="T2">لِاحْسَـٰنُؐ </text:span><text:span text:style-name="T3">(59)</text:span><text:span text:style-name="T2"> فَبِأَيِّ ءَالآَءِ رَبِّكُمَا تُكَذِّبَانِؐ </text:span><text:span text:style-name="T3">(60)</text:span><text:span text:style-name="T2"> وَمِــن دُونِهِمَا جَنَّتَـٰنِ </text:span><text:span text:style-name="T3">(61)</text:span><text:span text:style-name="T2"> فَبِأَيِّ ءَالآَءِ رَبِّكُمَا تُكَذِّبَانِ </text:span><text:span text:style-name="T3">(62)</text:span><text:span text:style-name="T2"> مُدْهَآمَّتَـٰنِؐ </text:span><text:span text:style-name="T3">(63)</text:span><text:span text:style-name="T2"> فَبِأَيِّ ءَالآَءِ رَبِّكُمَا تُكَذِّبَانِؐ </text:span><text:span text:style-name="T3">(64)</text:span><text:span text:style-name="T2"> فِيهِمَا عَيْنَـٰــنۣ نَضَّاخَتَـٰــنۣؐ </text:span><text:span text:style-name="T3">(65)</text:span></text:p>
      <text:p text:style-name="P3" loext:marker-style-name="T2"/>
      <text:p text:style-name="P4" loext:marker-style-name="T2"><text:span text:style-name="T2">55</text:span></text:p>
      <text:p text:style-name="P2" loext:marker-style-name="T2"><text:span text:style-name="T2">فَبِأَيِّ ءَالآَءِ رَبِّكُمَا تُكَذِّبَانِؐ </text:span><text:span text:style-name="T3">(66)</text:span><text:span text:style-name="T2"> فِيهِمَا فَـٰكِهَةٌ وَنَخْلٌ وَرُمَّانٌؐ </text:span><text:span text:style-name="T3">(67)</text:span><text:span text:style-name="T2"> فَبِأَيِّ ءَالآَءِ رَبِّكُمَا تُكَذِّبَانِؐ </text:span><text:span text:style-name="T3">(68)</text:span><text:span text:style-name="T2"> فِيهِنَّ خَيْرَ؛ت٘ حِسَانٌؐ </text:span><text:span text:style-name="T3">(69)</text:span><text:span text:style-name="T2"> فَبِأَيِّ ءَالآَءِ رَبِّكُمَا تُكَذِّبَانِؐ </text:span><text:span text:style-name="T3">(70)</text:span><text:span text:style-name="T2"> حُورٌ مَّقْصُورَ؛تٌ فِى </text:span><text:span text:style-name="T5">۱</text:span><text:span text:style-name="T2">لْخِيَامِؐ </text:span><text:span text:style-name="T3">(71)</text:span><text:span text:style-name="T2"> فَبِأَيييّۣ ءَالآَءِ رَبِّكُمَا تُكَذِّبَانِؐ </text:span><text:span text:style-name="T3">(72)</text:span><text:span text:style-name="T2"> لَمْ يَطْمِثْهُـنَّ إِنسٌ قَبْلَهُمْ وَلاَ جَــآنٌّؐ </text:span><text:span text:style-name="T3">(73)</text:span><text:span text:style-name="T2"> فَبِأَيِّ ءَالآَءِ رَبِّكُمَا تُكَذِّبَانِؐ </text:span><text:span text:style-name="T3">(74)</text:span><text:span text:style-name="T2"> مُتَّكِـِٕـيــنَ عَلَيٰ رَفْرَفٖ خُضْرٍ وَعَبْقَرۣيّٖ حِسَانٍؐ </text:span><text:span text:style-name="T3">(75)</text:span><text:span text:style-name="T2"> فَبِأَيِّ ءَالآَءِ رَبِّكُمَا تُكَذِّبَانِؐ </text:span><text:span text:style-name="T3">(76)</text:span><text:span text:style-name="T2"> تَبَـٰرَكَ "سْمُ رَبِّكَ ذى </text:span><text:span text:style-name="T5">۱</text:span><text:span text:style-name="T2">لْجَچَلِ وَالِاكْرَامِ </text:span><text:span text:style-name="T3">(77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5:47.465389567</meta:creation-date>
    <dc:date>2025-03-03T14:16:12.228855498</dc:date>
    <meta:editing-duration>PT27S</meta:editing-duration>
    <meta:editing-cycles>1</meta:editing-cycles>
    <meta:document-statistic meta:table-count="0" meta:image-count="0" meta:object-count="0" meta:page-count="4" meta:paragraph-count="8" meta:word-count="440" meta:character-count="2520" meta:non-whitespace-character-count="2087"/>
    <meta:generator>LibreOffice/24.8.2.1$Linux_X86_64 LibreOffice_project/0f794b6e29741098670a3b95d60478a65d05ef13</meta:generator>
  </office:meta>
</office:document-meta>
</file>